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7"/>
    <style:style style:name="ce3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87854166666667cm" style:use-optimal-column-width="true"/>
    </style:style>
    <style:style style:name="co2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table:number-columns-repeated="16379"/>
        </table:table-row>
        <table:table-row table:style-name="ro1">
          <table:table-cell office:value-type="date" office:date-value="2000-01-03T00:00:00" table:style-name="ce2">
            <text:p>1/3/00 0:00</text:p>
          </table:table-cell>
          <table:table-cell office:value-type="float" office:value="0.98026851377699997" table:style-name="ce1">
            <text:p>0.980268514</text:p>
          </table:table-cell>
          <table:table-cell office:value-type="float" office:value="3.6857308790599999" table:style-name="ce1">
            <text:p>3.685730879</text:p>
          </table:table-cell>
          <table:table-cell office:value-type="float" office:value="-0.36421680529799999" table:style-name="ce1">
            <text:p>-0.364216805</text:p>
          </table:table-cell>
          <table:table-cell office:value-type="float" office:value="-1.1597380616899999" table:style-name="ce1">
            <text:p>-1.159738062</text:p>
          </table:table-cell>
          <table:table-cell table:number-columns-repeated="16379"/>
        </table:table-row>
        <table:table-row table:style-name="ro1">
          <table:table-cell office:value-type="date" office:date-value="2000-01-04T00:00:00" table:style-name="ce2">
            <text:p>1/4/00 0:00</text:p>
          </table:table-cell>
          <table:table-cell office:value-type="float" office:value="1.04791624281" table:style-name="ce1">
            <text:p>1.047916243</text:p>
          </table:table-cell>
          <table:table-cell office:value-type="float" office:value="-4.1231836701099998E-2" table:style-name="ce1">
            <text:p>-0.041231837</text:p>
          </table:table-cell>
          <table:table-cell office:value-type="float" office:value="-0.16181208307" table:style-name="ce1">
            <text:p>-0.161812083</text:p>
          </table:table-cell>
          <table:table-cell office:value-type="float" office:value="0.212549316967" table:style-name="ce1">
            <text:p>0.212549317</text:p>
          </table:table-cell>
          <table:table-cell table:number-columns-repeated="16379"/>
        </table:table-row>
        <table:table-row table:style-name="ro1">
          <table:table-cell office:value-type="date" office:date-value="2000-01-05T00:00:00" table:style-name="ce2">
            <text:p>1/5/00 0:00</text:p>
          </table:table-cell>
          <table:table-cell office:value-type="float" office:value="0.49858088570499998" table:style-name="ce1">
            <text:p>0.498580886</text:p>
          </table:table-cell>
          <table:table-cell office:value-type="float" office:value="0.73116767781500003" table:style-name="ce1">
            <text:p>0.731167678</text:p>
          </table:table-cell>
          <table:table-cell office:value-type="float" office:value="-0.53767722331800005" table:style-name="ce1">
            <text:p>-0.537677223</text:p>
          </table:table-cell>
          <table:table-cell office:value-type="float" office:value="1.3462704195199999" table:style-name="ce1">
            <text:p>1.34627042</text:p>
          </table:table-cell>
          <table:table-cell table:number-columns-repeated="16379"/>
        </table:table-row>
        <table:table-row table:style-name="ro1">
          <table:table-cell office:value-type="date" office:date-value="2000-01-06T00:00:00" table:style-name="ce2">
            <text:p>1/6/00 0:00</text:p>
          </table:table-cell>
          <table:table-cell office:value-type="float" office:value="1.1202015186900001" table:style-name="ce1">
            <text:p>1.120201519</text:p>
          </table:table-cell>
          <table:table-cell office:value-type="float" office:value="1.56762092543" table:style-name="ce1">
            <text:p>1.567620925</text:p>
          </table:table-cell>
          <table:table-cell office:value-type="float" office:value="3.64077397681E-3" table:style-name="ce1">
            <text:p>0.003640774</text:p>
          </table:table-cell>
          <table:table-cell office:value-type="float" office:value="0.67525259227000001" table:style-name="ce1">
            <text:p>0.675252592</text:p>
          </table:table-cell>
          <table:table-cell table:number-columns-repeated="16379"/>
        </table:table-row>
        <table:table-row table:style-name="ro1">
          <table:table-cell office:value-type="date" office:date-value="2000-01-07T00:00:00" table:style-name="ce2">
            <text:p>1/7/00 0:00</text:p>
          </table:table-cell>
          <table:table-cell office:value-type="float" office:value="-0.48709439946299998" table:style-name="ce1">
            <text:p>-0.487094399</text:p>
          </table:table-cell>
          <table:table-cell office:value-type="float" office:value="0.571454623474" table:style-name="ce1">
            <text:p>0.571454623</text:p>
          </table:table-cell>
          <table:table-cell office:value-type="float" office:value="-1.6116394092999999" table:style-name="ce1">
            <text:p>-1.611639409</text:p>
          </table:table-cell>
          <table:table-cell office:value-type="float" office:value="0.103468562917" table:style-name="ce1">
            <text:p>0.103468563</text:p>
          </table:table-cell>
          <table:table-cell table:number-columns-repeated="16379"/>
        </table:table-row>
        <table:table-row table:style-name="ro1">
          <table:table-cell office:value-type="date" office:date-value="2000-01-10T00:00:00" table:style-name="ce2">
            <text:p>1/10/00 0:00</text:p>
          </table:table-cell>
          <table:table-cell office:value-type="float" office:value="0.83664867166599999" table:style-name="ce1">
            <text:p>0.836648672</text:p>
          </table:table-cell>
          <table:table-cell office:value-type="float" office:value="0.24646191864200001" table:style-name="ce1">
            <text:p>0.246461919</text:p>
          </table:table-cell>
          <table:table-cell office:value-type="float" office:value="0.58854263537600005" table:style-name="ce1">
            <text:p>0.588542635</text:p>
          </table:table-cell>
          <table:table-cell office:value-type="float" office:value="1.0627820613000001" table:style-name="ce1">
            <text:p>1.062782061</text:p>
          </table:table-cell>
          <table:table-cell table:number-columns-repeated="16379"/>
        </table:table-row>
        <table:table-row table:style-name="ro1">
          <table:table-cell office:value-type="date" office:date-value="2000-01-11T00:00:00" table:style-name="ce2">
            <text:p>1/11/00 0:00</text:p>
          </table:table-cell>
          <table:table-cell office:value-type="float" office:value="-0.157160753327" table:style-name="ce1">
            <text:p>-0.157160753</text:p>
          </table:table-cell>
          <table:table-cell office:value-type="float" office:value="1.3403068943800001" table:style-name="ce1">
            <text:p>1.340306894</text:p>
          </table:table-cell>
          <table:table-cell office:value-type="float" office:value="1.1957779562199999" table:style-name="ce1">
            <text:p>1.195777956</text:p>
          </table:table-cell>
          <table:table-cell office:value-type="float" office:value="-1.0970069975100001" table:style-name="ce1">
            <text:p>-1.097006998</text:p>
          </table:table-cell>
          <table:table-cell table:number-columns-repeated="16379"/>
        </table:table-row>
        <table:table-row table:number-rows-repeated="1048568" table:style-name="ro1">
          <table:table-cell table:number-columns-repeated="16384"/>
        </table:table-row>
      </table:table>
      <table:table table:name="Sheet2" table:style-name="ta1">
        <table:table-column table:style-name="co2" table:number-columns-repeated="16384" table:default-cell-style-name="ce1"/>
        <table:table-row table:style-name="ro1"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col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should</text:p>
          </table:table-cell>
          <table:table-cell office:value-type="string" table:style-name="ce1">
            <text:p>ignore</text:p>
          </table:table-cell>
          <table:table-cell table:number-columns-repeated="16379"/>
        </table:table-row>
        <table:table-row table:style-name="ro1">
          <table:table-cell office:value-type="date" office:date-value="2000-01-03T00:00:00" table:style-name="ce2">
            <text:p>1/3/00 0:00</text:p>
          </table:table-cell>
          <table:table-cell office:value-type="float" office:value="0.98026851377699997" table:style-name="ce1">
            <text:p>0.980268514</text:p>
          </table:table-cell>
          <table:table-cell office:value-type="float" office:value="3.6857308790599999" table:style-name="ce1">
            <text:p>3.685730879</text:p>
          </table:table-cell>
          <table:table-cell office:value-type="float" office:value="-0.36421680529799999" table:style-name="ce1">
            <text:p>-0.364216805</text:p>
          </table:table-cell>
          <table:table-cell office:value-type="float" office:value="-1.1597380616899999" table:style-name="ce1">
            <text:p>-1.159738062</text:p>
          </table:table-cell>
          <table:table-cell table:number-columns-repeated="16379"/>
        </table:table-row>
        <table:table-row table:style-name="ro1">
          <table:table-cell office:value-type="date" office:date-value="2000-01-04T00:00:00" table:style-name="ce2">
            <text:p>1/4/00 0:00</text:p>
          </table:table-cell>
          <table:table-cell office:value-type="float" office:value="1.04791624281" table:style-name="ce1">
            <text:p>1.047916243</text:p>
          </table:table-cell>
          <table:table-cell office:value-type="float" office:value="-4.1231836701099998E-2" table:style-name="ce1">
            <text:p>-0.041231837</text:p>
          </table:table-cell>
          <table:table-cell office:value-type="float" office:value="-0.16181208307" table:style-name="ce1">
            <text:p>-0.161812083</text:p>
          </table:table-cell>
          <table:table-cell office:value-type="float" office:value="0.212549316967" table:style-name="ce1">
            <text:p>0.212549317</text:p>
          </table:table-cell>
          <table:table-cell table:number-columns-repeated="16379"/>
        </table:table-row>
        <table:table-row table:style-name="ro1">
          <table:table-cell office:value-type="date" office:date-value="2000-01-05T00:00:00" table:style-name="ce2">
            <text:p>1/5/00 0:00</text:p>
          </table:table-cell>
          <table:table-cell office:value-type="float" office:value="0.49858088570499998" table:style-name="ce1">
            <text:p>0.498580886</text:p>
          </table:table-cell>
          <table:table-cell office:value-type="float" office:value="0.73116767781500003" table:style-name="ce1">
            <text:p>0.731167678</text:p>
          </table:table-cell>
          <table:table-cell office:value-type="float" office:value="-0.53767722331800005" table:style-name="ce1">
            <text:p>-0.537677223</text:p>
          </table:table-cell>
          <table:table-cell office:value-type="float" office:value="1.3462704195199999" table:style-name="ce1">
            <text:p>1.34627042</text:p>
          </table:table-cell>
          <table:table-cell table:number-columns-repeated="16379"/>
        </table:table-row>
        <table:table-row table:style-name="ro1">
          <table:table-cell office:value-type="date" office:date-value="2000-01-06T00:00:00" table:style-name="ce2">
            <text:p>1/6/00 0:00</text:p>
          </table:table-cell>
          <table:table-cell office:value-type="float" office:value="1.1202015186900001" table:style-name="ce1">
            <text:p>1.120201519</text:p>
          </table:table-cell>
          <table:table-cell office:value-type="float" office:value="1.56762092543" table:style-name="ce1">
            <text:p>1.567620925</text:p>
          </table:table-cell>
          <table:table-cell office:value-type="float" office:value="3.64077397681E-3" table:style-name="ce1">
            <text:p>0.003640774</text:p>
          </table:table-cell>
          <table:table-cell office:value-type="float" office:value="0.67525259227000001" table:style-name="ce1">
            <text:p>0.675252592</text:p>
          </table:table-cell>
          <table:table-cell table:number-columns-repeated="16379"/>
        </table:table-row>
        <table:table-row table:style-name="ro1">
          <table:table-cell office:value-type="date" office:date-value="2000-01-07T00:00:00" table:style-name="ce2">
            <text:p>1/7/00 0:00</text:p>
          </table:table-cell>
          <table:table-cell office:value-type="float" office:value="-0.48709439946299998" table:style-name="ce1">
            <text:p>-0.487094399</text:p>
          </table:table-cell>
          <table:table-cell office:value-type="float" office:value="0.571454623474" table:style-name="ce1">
            <text:p>0.571454623</text:p>
          </table:table-cell>
          <table:table-cell office:value-type="float" office:value="-1.6116394092999999" table:style-name="ce1">
            <text:p>-1.611639409</text:p>
          </table:table-cell>
          <table:table-cell office:value-type="float" office:value="0.103468562917" table:style-name="ce1">
            <text:p>0.103468563</text:p>
          </table:table-cell>
          <table:table-cell table:number-columns-repeated="16379"/>
        </table:table-row>
        <table:table-row table:style-name="ro1">
          <table:table-cell office:value-type="date" office:date-value="2000-01-10T00:00:00" table:style-name="ce2">
            <text:p>1/10/00 0:00</text:p>
          </table:table-cell>
          <table:table-cell office:value-type="float" office:value="0.83664867166599999" table:style-name="ce1">
            <text:p>0.836648672</text:p>
          </table:table-cell>
          <table:table-cell office:value-type="float" office:value="0.24646191864200001" table:style-name="ce1">
            <text:p>0.246461919</text:p>
          </table:table-cell>
          <table:table-cell office:value-type="float" office:value="0.58854263537600005" table:style-name="ce1">
            <text:p>0.588542635</text:p>
          </table:table-cell>
          <table:table-cell office:value-type="float" office:value="1.0627820613000001" table:style-name="ce1">
            <text:p>1.062782061</text:p>
          </table:table-cell>
          <table:table-cell table:number-columns-repeated="16379"/>
        </table:table-row>
        <table:table-row table:style-name="ro1">
          <table:table-cell office:value-type="date" office:date-value="2000-01-11T00:00:00" table:style-name="ce2">
            <text:p>1/11/00 0:00</text:p>
          </table:table-cell>
          <table:table-cell office:value-type="float" office:value="-0.157160753327" table:style-name="ce1">
            <text:p>-0.157160753</text:p>
          </table:table-cell>
          <table:table-cell office:value-type="float" office:value="1.3403068943800001" table:style-name="ce1">
            <text:p>1.340306894</text:p>
          </table:table-cell>
          <table:table-cell office:value-type="float" office:value="1.1957779562199999" table:style-name="ce1">
            <text:p>1.195777956</text:p>
          </table:table-cell>
          <table:table-cell office:value-type="float" office:value="-1.0970069975100001" table:style-name="ce1">
            <text:p>-1.097006998</text:p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  <table:table table:name="Sheet3" table:style-name="ta1">
        <table:table-column table:style-name="co2" table:number-columns-repeated="16384" table:default-cell-style-name="ce1"/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F</text:p>
          </table:table-cell>
          <table:table-cell table:number-columns-repeated="16378"/>
        </table:table-row>
        <table:table-row table:number-rows-repeated="1048575" table:style-name="ro1">
          <table:table-cell table:number-columns-repeated="16384"/>
        </table:table-row>
      </table:table>
      <table:table table:name="Sheet4" table:style-name="ta1">
        <table:table-column table:style-name="co2" table:number-columns-repeated="16384" table:default-cell-style-name="ce1"/>
        <table:table-row table:style-name="ro1">
          <table:table-cell table:style-name="ce1"/>
          <table:table-cell office:value-type="string" table:style-name="ce3">
            <text:p>col1</text:p>
          </table:table-cell>
          <table:table-cell office:value-type="string" table:style-name="ce3">
            <text:p>col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x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7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09</meta:generator>
    <meta:initial-creator>Will Ayd</meta:initial-creator>
    <dc:creator>Will Ayd</dc:creator>
    <meta:creation-date>2019-06-28T14:41:34Z</meta:creation-date>
    <dc:date>2019-06-29T16:46:12Z</dc:date>
  </office:meta>
</office:document-meta>
</file>